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2.8291in"/>
    </style:style>
    <style:style style:name="co7" style:family="table-column">
      <style:table-column-properties fo:break-before="auto" style:column-width="2.0319in"/>
    </style:style>
    <style:style style:name="co13" style:family="table-column">
      <style:table-column-properties fo:break-before="auto" style:column-width="1.8134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2.5236in"/>
    </style:style>
    <style:style style:name="co22" style:family="table-column">
      <style:table-column-properties fo:break-before="auto" style:column-width="0.7972in"/>
    </style:style>
    <style:style style:name="co23" style:family="table-column">
      <style:table-column-properties fo:break-before="auto" style:column-width="3.8346in"/>
    </style:style>
    <style:style style:name="co16" style:family="table-column">
      <style:table-column-properties fo:break-before="auto" style:column-width="1.233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2.0972in"/>
    </style:style>
    <style:style style:name="co19" style:family="table-column">
      <style:table-column-properties fo:break-before="auto" style:column-width="1.0374in"/>
    </style:style>
    <style:style style:name="co20" style:family="table-column">
      <style:table-column-properties fo:break-before="auto" style:column-width="1.3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5" style:family="table-cell" style:parent-style-name="Default" style:data-style-name="N100">
      <style:text-properties style:font-name="Courier New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fo:color="#ff6600" style:font-name="Courier New"/>
    </style:style>
    <style:style style:name="T1" style:family="text">
      <style:text-properties style:text-position="super 58%"/>
    </style:style>
  </office:automatic-styles>
  <office:body>
    <office:spreadsheet>
      <table:table table:name="Bonfire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number-columns-repeated="1023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02900">
            <text:p>1002900</text:p>
          </table:table-cell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office:value-type="float" office:value="1002950">
            <text:p>1002950</text:p>
          </table:table-cell>
          <table:table-cell office:value-type="string">
            <text:p>Depths (Gaping Dragon's Room)</text:p>
          </table:table-cell>
          <table:table-cell table:number-columns-repeated="1021"/>
        </table:table-row>
        <table:table-row table:style-name="ro1">
          <table:table-cell office:value-type="float" office:value="1002960">
            <text:p>1002960</text:p>
          </table:table-cell>
          <table:table-cell office:value-type="string">
            <text:p>Depths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12960">
            <text:p>1012960</text:p>
          </table:table-cell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1">
          <table:table-cell office:value-type="float" office:value="1012961">
            <text:p>1012961</text:p>
          </table:table-cell>
          <table:table-cell office:value-type="string">
            <text:p>Undead Parish (Sunlight Altar Bonfire)</text:p>
          </table:table-cell>
          <table:table-cell table:number-columns-repeated="1021"/>
        </table:table-row>
        <table:table-row table:style-name="ro1">
          <table:table-cell office:value-type="float" office:value="1012962">
            <text:p>1012962</text:p>
          </table:table-cell>
          <table:table-cell office:value-type="string">
            <text:p>Undead Burg (Bonfire)</text:p>
          </table:table-cell>
          <table:table-cell table:number-columns-repeated="1021"/>
        </table:table-row>
        <table:table-row table:style-name="ro1">
          <table:table-cell office:value-type="float" office:value="1012964">
            <text:p>1012964</text:p>
          </table:table-cell>
          <table:table-cell office:value-type="string">
            <text:p>Undead Parish (Bonfire)</text:p>
          </table:table-cell>
          <table:table-cell table:number-columns-repeated="1021"/>
        </table:table-row>
        <table:table-row table:style-name="ro1">
          <table:table-cell office:value-type="float" office:value="1012965">
            <text:p>1012965</text:p>
          </table:table-cell>
          <table:table-cell office:value-type="string">
            <text:p>Undead Parish (Near Boar)</text:p>
          </table:table-cell>
          <table:table-cell table:number-columns-repeated="1021"/>
        </table:table-row>
        <table:table-row table:style-name="ro1">
          <table:table-cell office:value-type="float" office:value="1012966">
            <text:p>1012966</text:p>
          </table:table-cell>
          <table:table-cell office:value-type="string">
            <text:p>Undead Parish (Near Cell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20980">
            <text:p>102098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office:value-type="float" office:value="1022960">
            <text:p>102296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102960">
            <text:p>1102960</text:p>
          </table:table-cell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office:value-type="float" office:value="1102961">
            <text:p>1102961</text:p>
          </table:table-cell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02961">
            <text:p>1202961</text:p>
          </table:table-cell>
          <table:table-cell office:value-type="string">
            <text:p>Darkroot Garde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12950">
            <text:p>1212950</text:p>
          </table:table-cell>
          <table:table-cell office:value-type="string">
            <text:p>Chasm of the Abyss (Manus)</text:p>
          </table:table-cell>
          <table:table-cell table:number-columns-repeated="1021"/>
        </table:table-row>
        <table:table-row table:style-name="ro1">
          <table:table-cell office:value-type="float" office:value="1212961">
            <text:p>1212961</text:p>
          </table:table-cell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1">
          <table:table-cell office:value-type="float" office:value="1212962">
            <text:p>1212962</text:p>
          </table:table-cell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1">
          <table:table-cell office:value-type="float" office:value="1212963">
            <text:p>1212963</text:p>
          </table:table-cell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1">
          <table:table-cell office:value-type="float" office:value="1212964">
            <text:p>1212964</text:p>
          </table:table-cell>
          <table:table-cell office:value-type="string">
            <text:p>Oolacile Township Dungeo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02960">
            <text:p>1302960</text:p>
          </table:table-cell>
          <table:table-cell office:value-type="string">
            <text:p>The Catacombs (Bonfire #1)</text:p>
          </table:table-cell>
          <table:table-cell table:number-columns-repeated="1021"/>
        </table:table-row>
        <table:table-row table:style-name="ro1">
          <table:table-cell office:value-type="float" office:value="1302961">
            <text:p>1302961</text:p>
          </table:table-cell>
          <table:table-cell office:value-type="string">
            <text:p>The Catacombs (Bonfire #2)</text:p>
          </table:table-cell>
          <table:table-cell table:number-columns-repeated="1021"/>
        </table:table-row>
        <table:table-row table:style-name="ro1">
          <table:table-cell office:value-type="float" office:value="1302962">
            <text:p>1302962</text:p>
          </table:table-cell>
          <table:table-cell office:value-type="string">
            <text:p>The Catacomb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12950">
            <text:p>1312950</text:p>
          </table:table-cell>
          <table:table-cell office:value-type="string">
            <text:p>The Catacombs (Nito)</text:p>
          </table:table-cell>
          <table:table-cell table:number-columns-repeated="1021"/>
        </table:table-row>
        <table:table-row table:style-name="ro1">
          <table:table-cell office:value-type="float" office:value="1312960">
            <text:p>1312960</text:p>
          </table:table-cell>
          <table:table-cell office:value-type="string">
            <text:p>Tomb of the Giants (Bonfire #1)</text:p>
          </table:table-cell>
          <table:table-cell table:number-columns-repeated="1021"/>
        </table:table-row>
        <table:table-row table:style-name="ro1">
          <table:table-cell office:value-type="float" office:value="1312961">
            <text:p>1312961</text:p>
          </table:table-cell>
          <table:table-cell office:value-type="string">
            <text:p>Tomb of the Giants (Bonfire #2)</text:p>
          </table:table-cell>
          <table:table-cell table:number-columns-repeated="1021"/>
        </table:table-row>
        <table:table-row table:style-name="ro1">
          <table:table-cell office:value-type="float" office:value="1312962">
            <text:p>1312962</text:p>
          </table:table-cell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22960">
            <text:p>1322960</text:p>
          </table:table-cell>
          <table:table-cell office:value-type="string">
            <text:p>Ash Lake (Bonfire #2)</text:p>
          </table:table-cell>
          <table:table-cell table:number-columns-repeated="1021"/>
        </table:table-row>
        <table:table-row table:style-name="ro1">
          <table:table-cell office:value-type="float" office:value="1322961">
            <text:p>1322961</text:p>
          </table:table-cell>
          <table:table-cell office:value-type="string">
            <text:p>Ash Lake (Bonfire #1)</text:p>
          </table:table-cell>
          <table:table-cell table:number-columns-repeated="1021"/>
        </table:table-row>
        <table:table-row table:style-name="ro1">
          <table:table-cell office:value-type="float" office:value="1322962">
            <text:p>1322962</text:p>
          </table:table-cell>
          <table:table-cell office:value-type="string">
            <text:p>Great Hollow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02960">
            <text:p>1402960</text:p>
          </table:table-cell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office:value-type="float" office:value="1402961">
            <text:p>1402961</text:p>
          </table:table-cell>
          <table:table-cell office:value-type="string">
            <text:p>Blighttown (Swamp Bonfire)</text:p>
          </table:table-cell>
          <table:table-cell table:number-columns-repeated="1021"/>
        </table:table-row>
        <table:table-row table:style-name="ro1">
          <table:table-cell office:value-type="float" office:value="1402962">
            <text:p>1402962</text:p>
          </table:table-cell>
          <table:table-cell office:value-type="string">
            <text:p>Blighttown (Bridge Bonfire)</text:p>
          </table:table-cell>
          <table:table-cell table:number-columns-repeated="1021"/>
        </table:table-row>
        <table:table-row table:style-name="ro1">
          <table:table-cell office:value-type="float" office:value="1402963">
            <text:p>1402963</text:p>
          </table:table-cell>
          <table:table-cell office:value-type="string">
            <text:p>Blighttown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12950">
            <text:p>1412950</text:p>
          </table:table-cell>
          <table:table-cell office:value-type="string">
            <text:p>Lost Izalith (Bed of Chaos)</text:p>
          </table:table-cell>
          <table:table-cell table:number-columns-repeated="1021"/>
        </table:table-row>
        <table:table-row table:style-name="ro1">
          <table:table-cell office:value-type="float" office:value="1412960">
            <text:p>1412960</text:p>
          </table:table-cell>
          <table:table-cell office:value-type="string">
            <text:p>Lost Izalith (Bonfire #2)</text:p>
          </table:table-cell>
          <table:table-cell table:number-columns-repeated="1021"/>
        </table:table-row>
        <table:table-row table:style-name="ro1">
          <table:table-cell office:value-type="float" office:value="1412961">
            <text:p>1412961</text:p>
          </table:table-cell>
          <table:table-cell office:value-type="string">
            <text:p>Demon Ruins (Bonfire #1)</text:p>
          </table:table-cell>
          <table:table-cell table:number-columns-repeated="1021"/>
        </table:table-row>
        <table:table-row table:style-name="ro1">
          <table:table-cell office:value-type="float" office:value="1412962">
            <text:p>1412962</text:p>
          </table:table-cell>
          <table:table-cell office:value-type="string">
            <text:p>Demon Ruins (Bonfire #2)</text:p>
          </table:table-cell>
          <table:table-cell table:number-columns-repeated="1021"/>
        </table:table-row>
        <table:table-row table:style-name="ro1">
          <table:table-cell office:value-type="float" office:value="1412963">
            <text:p>1412963</text:p>
          </table:table-cell>
          <table:table-cell office:value-type="string">
            <text:p>Demon Ruins (Bonfire #3)</text:p>
          </table:table-cell>
          <table:table-cell table:number-columns-repeated="1021"/>
        </table:table-row>
        <table:table-row table:style-name="ro1">
          <table:table-cell office:value-type="float" office:value="1412964">
            <text:p>1412964</text:p>
          </table:table-cell>
          <table:table-cell office:value-type="string">
            <text:p>Lost Izalith (Bonfire #1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02960">
            <text:p>1502960</text:p>
          </table:table-cell>
          <table:table-cell office:value-type="string">
            <text:p>Sen's Fortress (Bridge, #1)</text:p>
          </table:table-cell>
          <table:table-cell table:number-columns-repeated="1021"/>
        </table:table-row>
        <table:table-row table:style-name="ro1">
          <table:table-cell office:value-type="float" office:value="1502961">
            <text:p>1502961</text:p>
          </table:table-cell>
          <table:table-cell office:value-type="string">
            <text:p>Sen's Fortress (Bonfire)</text:p>
          </table:table-cell>
          <table:table-cell table:number-columns-repeated="1021"/>
        </table:table-row>
        <table:table-row table:style-name="ro1">
          <table:table-cell office:value-type="float" office:value="1502962">
            <text:p>1502962</text:p>
          </table:table-cell>
          <table:table-cell office:value-type="string">
            <text:p>Sen's Fortress (Bridge, #2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12950">
            <text:p>1512950</text:p>
          </table:table-cell>
          <table:table-cell office:value-type="string">
            <text:p>Anor Londo (Gwynevere Bonfire)</text:p>
          </table:table-cell>
          <table:table-cell table:number-columns-repeated="1021"/>
        </table:table-row>
        <table:table-row table:style-name="ro1">
          <table:table-cell office:value-type="float" office:value="1512960">
            <text:p>1512960</text:p>
          </table:table-cell>
          <table:table-cell office:value-type="string">
            <text:p>Anor Londo (Lady of the Darkling Bonfire)</text:p>
          </table:table-cell>
          <table:table-cell table:number-columns-repeated="1021"/>
        </table:table-row>
        <table:table-row table:style-name="ro1">
          <table:table-cell office:value-type="float" office:value="1512961">
            <text:p>1512961</text:p>
          </table:table-cell>
          <table:table-cell office:value-type="string">
            <text:p>Anor Londo (Interior Bonfire)</text:p>
          </table:table-cell>
          <table:table-cell table:number-columns-repeated="1021"/>
        </table:table-row>
        <table:table-row table:style-name="ro1">
          <table:table-cell office:value-type="float" office:value="1512962">
            <text:p>1512962</text:p>
          </table:table-cell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602950">
            <text:p>1602950</text:p>
          </table:table-cell>
          <table:table-cell office:value-type="string">
            <text:p>Abyss (Bonfire)</text:p>
          </table:table-cell>
          <table:table-cell table:number-columns-repeated="1021"/>
        </table:table-row>
        <table:table-row table:style-name="ro1">
          <table:table-cell office:value-type="float" office:value="1602951">
            <text:p>1602951</text:p>
          </table:table-cell>
          <table:table-cell office:value-type="string">
            <text:p>New Londo Ruins (Drainage Lever)</text:p>
          </table:table-cell>
          <table:table-cell table:number-columns-repeated="1021"/>
        </table:table-row>
        <table:table-row table:style-name="ro1">
          <table:table-cell office:value-type="float" office:value="1602960">
            <text:p>1602960</text:p>
          </table:table-cell>
          <table:table-cell office:value-type="string">
            <text:p>New Londo Ruins (Pre-Ingward)</text:p>
          </table:table-cell>
          <table:table-cell table:number-columns-repeated="1021"/>
        </table:table-row>
        <table:table-row table:style-name="ro1">
          <table:table-cell office:value-type="float" office:value="1602961">
            <text:p>1602961</text:p>
          </table:table-cell>
          <table:table-cell office:value-type="string">
            <text:p>Darkroot Basi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702950">
            <text:p>1702950</text:p>
          </table:table-cell>
          <table:table-cell office:value-type="string">
            <text:p>Crystal Cave (Seath)</text:p>
          </table:table-cell>
          <table:table-cell table:number-columns-repeated="1021"/>
        </table:table-row>
        <table:table-row table:style-name="ro1">
          <table:table-cell office:value-type="float" office:value="1702960">
            <text:p>1702960</text:p>
          </table:table-cell>
          <table:table-cell office:value-type="string">
            <text:p>The Duke's Archives (Balcony Bonfire)</text:p>
          </table:table-cell>
          <table:table-cell table:number-columns-repeated="1021"/>
        </table:table-row>
        <table:table-row table:style-name="ro1">
          <table:table-cell office:value-type="float" office:value="1702961">
            <text:p>1702961</text:p>
          </table:table-cell>
          <table:table-cell office:value-type="string">
            <text:p>The Duke's Archives (Cell Bonfire)</text:p>
          </table:table-cell>
          <table:table-cell table:number-columns-repeated="1021"/>
        </table:table-row>
        <table:table-row table:style-name="ro1">
          <table:table-cell office:value-type="float" office:value="1702962">
            <text:p>1702962</text:p>
          </table:table-cell>
          <table:table-cell office:value-type="string">
            <text:p>The Duke's Archives (Elevator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02130">
            <text:p>1802130</text:p>
          </table:table-cell>
          <table:table-cell office:value-type="string">
            <text:p>Kiln of the First Flame (Gwyn)</text:p>
          </table:table-cell>
          <table:table-cell table:number-columns-repeated="1021"/>
        </table:table-row>
        <table:table-row table:style-name="ro1">
          <table:table-cell office:value-type="float" office:value="1802960">
            <text:p>1802960</text:p>
          </table:table-cell>
          <table:table-cell office:value-type="string">
            <text:p>Firelink Altar</text:p>
          </table:table-cell>
          <table:table-cell table:number-columns-repeated="1021"/>
        </table:table-row>
        <table:table-row table:style-name="ro1">
          <table:table-cell office:value-type="float" office:value="1802961">
            <text:p>1802961</text:p>
          </table:table-cell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12100">
            <text:p>1812100</text:p>
          </table:table-cell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1">
          <table:table-cell office:value-type="float" office:value="1812960">
            <text:p>1812960</text:p>
          </table:table-cell>
          <table:table-cell office:value-type="string">
            <text:p>Northern Undead Asylum (Bonfire #1)</text:p>
          </table:table-cell>
          <table:table-cell table:number-columns-repeated="1021"/>
        </table:table-row>
        <table:table-row table:style-name="ro1">
          <table:table-cell office:value-type="float" office:value="1812961">
            <text:p>1812961</text:p>
          </table:table-cell>
          <table:table-cell office:value-type="string">
            <text:p>Northern Undead Asylum (Bonfire #2)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" table:style-name="ta1" table:print="false">
        <table:table-column table:style-name="co21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10_00_00_00</text:p>
          </table:table-cell>
          <table:table-cell table:style-name="ce5" office:value-type="string">
            <text:p>The Depths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0">
            <text:p>1002000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1">
            <text:p>1002001</text:p>
          </table:table-cell>
          <table:table-cell office:value-type="string">
            <text:p>Kirk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2">
            <text:p>1002002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5">
            <text:p>10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0">
            <text:p>10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1">
            <text:p>10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0">
            <text:p>10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1">
            <text:p>10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2">
            <text:p>10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0">
            <text:p>10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1">
            <text:p>10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2">
            <text:p>10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3">
            <text:p>10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7">
            <text:p>100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02200">
            <text:p>10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0">
            <text:p>10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1">
            <text:p>10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0">
            <text:p>10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1">
            <text:p>10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2">
            <text:p>10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3">
            <text:p>10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4">
            <text:p>10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002800">
            <text:p>10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0">
            <text:p>10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6">
            <text:p>10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7">
            <text:p>1002997</text:p>
          </table:table-cell>
          <table:table-cell office:value-type="string">
            <text:p>Gaping Dragon, begin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8">
            <text:p>1002998</text:p>
          </table:table-cell>
          <table:table-cell office:value-type="string">
            <text:p>Gaping Drag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9">
            <text:p>10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03100">
            <text:p>1003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0">
            <text:p>10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1">
            <text:p>10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0">
            <text:p>10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1">
            <text:p>10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3">
            <text:p>1022703</text:p>
          </table:table-cell>
          <table:table-cell table:number-columns-repeated="1022"/>
        </table:table-row>
        <table:table-row table:style-name="ro1" table:number-rows-repeated="2">
          <table:table-cell table:style-name="ce8"/>
          <table:table-cell table:number-columns-repeated="1022"/>
        </table:table-row>
        <table:table-row table:style-name="ro1">
          <table:table-cell office:value-type="string">
            <text:p>10_01_00_00</text:p>
          </table:table-cell>
          <table:table-cell table:style-name="ce5" office:value-type="string">
            <text:p>Undead Burg/Parish</text:p>
          </table:table-cell>
          <table:table-cell table:number-columns-repeated="1021"/>
        </table:table-row>
        <table:table-row table:style-name="ro1">
          <table:table-cell table:style-name="ce8" office:value-type="float" office:value="1012000">
            <text:p>10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01">
            <text:p>10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0">
            <text:p>10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1">
            <text:p>10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2">
            <text:p>10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3">
            <text:p>10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4">
            <text:p>10120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5">
            <text:p>10120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050">
            <text:p>10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60">
            <text:p>10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0">
            <text:p>10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1">
            <text:p>10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6">
            <text:p>10121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7">
            <text:p>101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12110">
            <text:p>10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0">
            <text:p>10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1">
            <text:p>10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2">
            <text:p>10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130">
            <text:p>10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0">
            <text:p>10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1">
            <text:p>10121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0">
            <text:p>10121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1">
            <text:p>10121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0">
            <text:p>10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1">
            <text:p>10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0">
            <text:p>10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1">
            <text:p>10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2">
            <text:p>10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5">
            <text:p>10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0">
            <text:p>10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1">
            <text:p>10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5">
            <text:p>10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0">
            <text:p>10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1">
            <text:p>10123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0">
            <text:p>10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1">
            <text:p>10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2">
            <text:p>10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3">
            <text:p>10123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4">
            <text:p>10123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5">
            <text:p>10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6">
            <text:p>10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7">
            <text:p>1012337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8">
            <text:p>1012338</text:p>
          </table:table-cell>
          <table:table-cell table:number-columns-repeated="1022"/>
        </table:table-row>
        <table:table-row table:style-name="ro1">
          <table:table-cell table:style-name="ce8" office:value-type="float" office:value="1012340">
            <text:p>10123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0">
            <text:p>10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1">
            <text:p>10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0">
            <text:p>10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1">
            <text:p>10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2">
            <text:p>10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3">
            <text:p>10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4">
            <text:p>10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5">
            <text:p>10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6">
            <text:p>10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510">
            <text:p>10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20">
            <text:p>10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30">
            <text:p>10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0">
            <text:p>10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1">
            <text:p>10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2">
            <text:p>10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3">
            <text:p>10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610">
            <text:p>10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0">
            <text:p>10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1">
            <text:p>10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0">
            <text:p>10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1">
            <text:p>10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0">
            <text:p>10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1">
            <text:p>10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2">
            <text:p>10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3">
            <text:p>10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4">
            <text:p>10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5">
            <text:p>10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6">
            <text:p>10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7">
            <text:p>10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0">
            <text:p>10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1">
            <text:p>10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2">
            <text:p>10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3">
            <text:p>10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4">
            <text:p>10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5">
            <text:p>1012725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6">
            <text:p>1012726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7">
            <text:p>10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8">
            <text:p>10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9">
            <text:p>10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0">
            <text:p>10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1">
            <text:p>10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2">
            <text:p>10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3">
            <text:p>10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4">
            <text:p>10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5">
            <text:p>10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6">
            <text:p>10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0">
            <text:p>10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1">
            <text:p>10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2">
            <text:p>10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3">
            <text:p>101274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4">
            <text:p>101274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5">
            <text:p>101274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0">
            <text:p>10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1">
            <text:p>10127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2">
            <text:p>101275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3">
            <text:p>101275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0">
            <text:p>10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1">
            <text:p>10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2">
            <text:p>101276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3">
            <text:p>101276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0">
            <text:p>10127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1">
            <text:p>10127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2">
            <text:p>101277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3">
            <text:p>101277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5">
            <text:p>101277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6">
            <text:p>101277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7">
            <text:p>101277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0">
            <text:p>10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1">
            <text:p>101278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0">
            <text:p>10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1">
            <text:p>10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2">
            <text:p>10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3">
            <text:p>101279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5">
            <text:p>10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6">
            <text:p>10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7">
            <text:p>10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8">
            <text:p>10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9">
            <text:p>10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0">
            <text:p>10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6">
            <text:p>101288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7">
            <text:p>1012887</text:p>
          </table:table-cell>
          <table:table-cell office:value-type="string">
            <text:p>Inside Capra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88">
            <text:p>10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0">
            <text:p>10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6">
            <text:p>10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7">
            <text:p>1012897</text:p>
          </table:table-cell>
          <table:table-cell office:value-type="string">
            <text:p>Inside Taurus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98">
            <text:p>10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0">
            <text:p>10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6">
            <text:p>10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7">
            <text:p>10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8">
            <text:p>10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9">
            <text:p>10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14000">
            <text:p>10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0">
            <text:p>10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1">
            <text:p>10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0">
            <text:p>10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1">
            <text:p>10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4200">
            <text:p>10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210">
            <text:p>10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0_02_00_00</text:p>
          </table:table-cell>
          <table:table-cell table:style-name="ce5" office:value-type="string">
            <text:p>Firelink Shrine</text:p>
          </table:table-cell>
          <table:table-cell table:number-columns-repeated="1021"/>
        </table:table-row>
        <table:table-row table:style-name="ro1">
          <table:table-cell table:style-name="ce8" office:value-type="float" office:value="1022000">
            <text:p>102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1">
            <text:p>102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2">
            <text:p>1022002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3">
            <text:p>1022003</text:p>
          </table:table-cell>
          <table:table-cell table:number-columns-repeated="1022"/>
        </table:table-row>
        <table:table-row table:style-name="ro1">
          <table:table-cell table:style-name="ce8" office:value-type="float" office:value="1022100">
            <text:p>102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0">
            <text:p>102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1">
            <text:p>10221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0">
            <text:p>102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1">
            <text:p>102212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1">
          <table:table-cell table:style-name="ce8" office:value-type="float" office:value="1022200">
            <text:p>102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0">
            <text:p>10222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1">
            <text:p>10222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0">
            <text:p>10222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5">
            <text:p>1022225</text:p>
          </table:table-cell>
          <table:table-cell table:number-columns-repeated="1022"/>
        </table:table-row>
        <table:table-row table:style-name="ro1">
          <table:table-cell table:style-name="ce8" office:value-type="float" office:value="1022300">
            <text:p>102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0">
            <text:p>1022700</text:p>
          </table:table-cell>
          <table:table-cell office:value-type="string">
            <text:p>Behind Female Merchant</text:p>
          </table:table-cell>
          <table:table-cell table:number-columns-repeated="1021"/>
        </table:table-row>
        <table:table-row table:style-name="ro1">
          <table:table-cell table:style-name="ce8" office:value-type="float" office:value="1022710">
            <text:p>10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11">
            <text:p>10227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1_00_00_00</text:p>
          </table:table-cell>
          <table:table-cell table:style-name="ce5" office:value-type="string">
            <text:p>Painted World</text:p>
          </table:table-cell>
          <table:table-cell table:number-columns-repeated="1021"/>
        </table:table-row>
        <table:table-row table:style-name="ro1">
          <table:table-cell table:style-name="ce8" office:value-type="float" office:value="1102000">
            <text:p>11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1">
            <text:p>11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6">
            <text:p>11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7">
            <text:p>11020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0">
            <text:p>11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1">
            <text:p>11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20">
            <text:p>11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30">
            <text:p>11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40">
            <text:p>11020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50">
            <text:p>11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0">
            <text:p>110207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1">
            <text:p>110207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80">
            <text:p>11020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0">
            <text:p>110209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1">
            <text:p>110209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00">
            <text:p>11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10">
            <text:p>11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0">
            <text:p>11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1">
            <text:p>11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2">
            <text:p>11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3">
            <text:p>1102123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4">
            <text:p>1102124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5">
            <text:p>1102125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6">
            <text:p>1102126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7">
            <text:p>1102127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8">
            <text:p>1102128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0">
            <text:p>11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1">
            <text:p>11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2">
            <text:p>11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300">
            <text:p>11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0">
            <text:p>11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1">
            <text:p>11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2">
            <text:p>11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3">
            <text:p>11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4">
            <text:p>11024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0">
            <text:p>11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1">
            <text:p>11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510">
            <text:p>11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2">
            <text:p>11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3">
            <text:p>11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0">
            <text:p>11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1">
            <text:p>11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2">
            <text:p>11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3">
            <text:p>11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4">
            <text:p>11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5">
            <text:p>11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6">
            <text:p>11027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7">
            <text:p>11027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8">
            <text:p>1102708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0">
            <text:p>11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1">
            <text:p>11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2">
            <text:p>11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3">
            <text:p>11027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4">
            <text:p>11027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5">
            <text:p>11027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0">
            <text:p>11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1">
            <text:p>11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2">
            <text:p>11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0">
            <text:p>11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1">
            <text:p>11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2">
            <text:p>11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3">
            <text:p>11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4">
            <text:p>11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0">
            <text:p>11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1">
            <text:p>11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2">
            <text:p>11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3">
            <text:p>11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0">
            <text:p>11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1">
            <text:p>11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2">
            <text:p>11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3">
            <text:p>11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4">
            <text:p>11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5">
            <text:p>11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6">
            <text:p>11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7">
            <text:p>11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8">
            <text:p>11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9">
            <text:p>110281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0">
            <text:p>11028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1">
            <text:p>110283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2">
            <text:p>110283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3">
            <text:p>110283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4">
            <text:p>110283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5">
            <text:p>110283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6">
            <text:p>110283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7">
            <text:p>110283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8">
            <text:p>110283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9">
            <text:p>110283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0">
            <text:p>11028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1">
            <text:p>110284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2">
            <text:p>110284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3">
            <text:p>1102843</text:p>
          </table:table-cell>
          <table:table-cell table:number-columns-repeated="1022"/>
        </table:table-row>
        <table:table-row table:style-name="ro1">
          <table:table-cell table:style-name="ce8" office:value-type="float" office:value="1102980">
            <text:p>11029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4">
            <text:p>1102994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5">
            <text:p>11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6">
            <text:p>11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7">
            <text:p>1102997</text:p>
          </table:table-cell>
          <table:table-cell office:value-type="string">
            <text:p>Priscilla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102998">
            <text:p>11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0">
            <text:p>11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1">
            <text:p>11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0">
            <text:p>11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1">
            <text:p>11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21">
            <text:p>1202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0_00_00</text:p>
          </table:table-cell>
          <table:table-cell table:style-name="ce5" office:value-type="string">
            <text:p>Darkroot Garden</text:p>
          </table:table-cell>
          <table:table-cell table:number-columns-repeated="1021"/>
        </table:table-row>
        <table:table-row table:style-name="ro1">
          <table:table-cell table:style-name="ce8" office:value-type="float" office:value="1201701">
            <text:p>12017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0">
            <text:p>1202000</text:p>
          </table:table-cell>
          <table:table-cell office:value-type="string">
            <text:p>Beach near Hydra</text:p>
          </table:table-cell>
          <table:table-cell table:number-columns-repeated="1021"/>
        </table:table-row>
        <table:table-row table:style-name="ro1">
          <table:table-cell table:style-name="ce8" office:value-type="float" office:value="1202001">
            <text:p>12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2">
            <text:p>12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3">
            <text:p>12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010">
            <text:p>1202010</text:p>
          </table:table-cell>
          <table:table-cell office:value-type="string">
            <text:p>Beatrice Summon Sign</text:p>
          </table:table-cell>
          <table:table-cell table:number-columns-repeated="1021"/>
        </table:table-row>
        <table:table-row table:style-name="ro1">
          <table:table-cell table:style-name="ce8" office:value-type="float" office:value="1202100">
            <text:p>12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01">
            <text:p>12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0">
            <text:p>12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1">
            <text:p>120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2">
            <text:p>120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3">
            <text:p>120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4">
            <text:p>120211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5">
            <text:p>120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6">
            <text:p>120211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7">
            <text:p>120211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8">
            <text:p>120211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9">
            <text:p>120211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0">
            <text:p>12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1">
            <text:p>12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2">
            <text:p>12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0">
            <text:p>120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1">
            <text:p>120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2">
            <text:p>120218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3">
            <text:p>120218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4">
            <text:p>120218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5">
            <text:p>120218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6">
            <text:p>120218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7">
            <text:p>120218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8">
            <text:p>120218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9">
            <text:p>120218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0">
            <text:p>12021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1">
            <text:p>12021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2">
            <text:p>12021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3">
            <text:p>120219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4">
            <text:p>12021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5">
            <text:p>120219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6">
            <text:p>12021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7">
            <text:p>120219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8">
            <text:p>12021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9">
            <text:p>120219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0">
            <text:p>12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1">
            <text:p>12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2">
            <text:p>12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3">
            <text:p>12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10">
            <text:p>12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0">
            <text:p>12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1">
            <text:p>12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2">
            <text:p>12022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3">
            <text:p>120222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4">
            <text:p>120222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5">
            <text:p>1202225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6">
            <text:p>1202226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7">
            <text:p>1202227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8">
            <text:p>1202228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9">
            <text:p>120222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0">
            <text:p>120224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1">
            <text:p>120224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2">
            <text:p>120224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3">
            <text:p>120224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4">
            <text:p>120224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5">
            <text:p>1202245</text:p>
          </table:table-cell>
          <table:table-cell office:value-type="string">
            <text:p>Moonlight Butterfly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02500">
            <text:p>12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501">
            <text:p>12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0">
            <text:p>12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1">
            <text:p>12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00">
            <text:p>12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0">
            <text:p>12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1">
            <text:p>12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2">
            <text:p>12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0">
            <text:p>12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1">
            <text:p>12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2">
            <text:p>12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0">
            <text:p>12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1">
            <text:p>12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2">
            <text:p>12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0">
            <text:p>12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1">
            <text:p>12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0">
            <text:p>12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1">
            <text:p>12028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2">
            <text:p>12028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4">
            <text:p>12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6">
            <text:p>12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8">
            <text:p>12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0">
            <text:p>12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6">
            <text:p>12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7">
            <text:p>1202997</text:p>
          </table:table-cell>
          <table:table-cell office:value-type="string">
            <text:p>Sif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202998">
            <text:p>12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9">
            <text:p>1202999</text:p>
          </table:table-cell>
          <table:table-cell office:value-type="string">
            <text:p>Sif Boss fight, start cinematic</text:p>
          </table:table-cell>
          <table:table-cell table:number-columns-repeated="1021"/>
        </table:table-row>
        <table:table-row table:style-name="ro1">
          <table:table-cell table:style-name="ce8" office:value-type="float" office:value="1204000">
            <text:p>12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01">
            <text:p>12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0">
            <text:p>12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1">
            <text:p>12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0">
            <text:p>12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1">
            <text:p>12041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1_00_00</text:p>
          </table:table-cell>
          <table:table-cell table:style-name="ce5" office:value-type="string">
            <text:p>DLC area</text:p>
          </table:table-cell>
          <table:table-cell table:number-columns-repeated="1021"/>
        </table:table-row>
        <table:table-row table:style-name="ro1">
          <table:table-cell table:style-name="ce8" office:value-type="float" office:value="1212000">
            <text:p>12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1">
            <text:p>12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2">
            <text:p>12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3">
            <text:p>121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4">
            <text:p>12120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5">
            <text:p>12120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6">
            <text:p>12120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7">
            <text:p>12120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8">
            <text:p>1212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9">
            <text:p>12120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0">
            <text:p>12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1">
            <text:p>12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1">
            <text:p>12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2">
            <text:p>12120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0">
            <text:p>12120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1">
            <text:p>12120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2">
            <text:p>12120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3">
            <text:p>12120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0">
            <text:p>12120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1">
            <text:p>12120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0">
            <text:p>12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1">
            <text:p>12120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2">
            <text:p>12120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3">
            <text:p>12120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4">
            <text:p>121205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5">
            <text:p>121205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6">
            <text:p>121205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7">
            <text:p>121205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8">
            <text:p>121205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9">
            <text:p>121205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0">
            <text:p>12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1">
            <text:p>121206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2">
            <text:p>121206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0">
            <text:p>12120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1">
            <text:p>12120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2">
            <text:p>121208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3">
            <text:p>121208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4">
            <text:p>121208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5">
            <text:p>121208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0">
            <text:p>12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1">
            <text:p>12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2">
            <text:p>12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3">
            <text:p>12121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4">
            <text:p>12121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5">
            <text:p>12121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0">
            <text:p>12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1">
            <text:p>121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2">
            <text:p>121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3">
            <text:p>121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5">
            <text:p>121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0">
            <text:p>12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1">
            <text:p>12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2">
            <text:p>12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3">
            <text:p>12121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4">
            <text:p>12121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5">
            <text:p>12121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0">
            <text:p>12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1">
            <text:p>12121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2">
            <text:p>12121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3">
            <text:p>12121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4">
            <text:p>12121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5">
            <text:p>12121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0">
            <text:p>12121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1">
            <text:p>12121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2">
            <text:p>121214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3">
            <text:p>121214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4">
            <text:p>121214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5">
            <text:p>121214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50">
            <text:p>12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0">
            <text:p>121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1">
            <text:p>121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0">
            <text:p>12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1">
            <text:p>12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00">
            <text:p>12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10">
            <text:p>12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20">
            <text:p>12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0">
            <text:p>12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1">
            <text:p>12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2">
            <text:p>12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5">
            <text:p>12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6">
            <text:p>12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0">
            <text:p>12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1">
            <text:p>12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2">
            <text:p>12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3">
            <text:p>12123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0">
            <text:p>12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1">
            <text:p>12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2">
            <text:p>12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3">
            <text:p>12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4">
            <text:p>12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5">
            <text:p>12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6">
            <text:p>12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510">
            <text:p>12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3">
            <text:p>12125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4">
            <text:p>12125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5">
            <text:p>12125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0">
            <text:p>12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1">
            <text:p>12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0">
            <text:p>12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1">
            <text:p>12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2">
            <text:p>12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3">
            <text:p>12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4">
            <text:p>12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5">
            <text:p>12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6">
            <text:p>12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7">
            <text:p>12127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8">
            <text:p>12127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9">
            <text:p>12127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0">
            <text:p>12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1">
            <text:p>12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2">
            <text:p>12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3">
            <text:p>12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4">
            <text:p>12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5">
            <text:p>12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6">
            <text:p>12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7">
            <text:p>12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8">
            <text:p>12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9">
            <text:p>12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0">
            <text:p>12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1">
            <text:p>12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2">
            <text:p>12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3">
            <text:p>12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4">
            <text:p>12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5">
            <text:p>12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0">
            <text:p>12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1">
            <text:p>12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2">
            <text:p>12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3">
            <text:p>12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4">
            <text:p>12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5">
            <text:p>12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0">
            <text:p>12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1">
            <text:p>12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0">
            <text:p>12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6">
            <text:p>1212886</text:p>
          </table:table-cell>
          <table:table-cell office:value-type="string">
            <text:p>Sanctuary Guardia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212887">
            <text:p>121288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8">
            <text:p>12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0">
            <text:p>12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6">
            <text:p>12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7">
            <text:p>12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8">
            <text:p>12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0">
            <text:p>12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6">
            <text:p>12129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7">
            <text:p>12129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8">
            <text:p>12129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9">
            <text:p>12129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0">
            <text:p>12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6">
            <text:p>12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7">
            <text:p>1212997</text:p>
          </table:table-cell>
          <table:table-cell office:value-type="string">
            <text:p>Manus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12998">
            <text:p>12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13008">
            <text:p>1213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4000">
            <text:p>12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0">
            <text:p>12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1">
            <text:p>12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2">
            <text:p>1214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0">
            <text:p>12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1">
            <text:p>1214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210">
            <text:p>12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0_00_00</text:p>
          </table:table-cell>
          <table:table-cell table:style-name="ce5" office:value-type="string">
            <text:p>The Catacombs</text:p>
          </table:table-cell>
          <table:table-cell table:number-columns-repeated="1021"/>
        </table:table-row>
        <table:table-row table:style-name="ro1">
          <table:table-cell table:style-name="ce8" office:value-type="float" office:value="1302000">
            <text:p>13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01">
            <text:p>13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010">
            <text:p>13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20">
            <text:p>13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30">
            <text:p>13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0">
            <text:p>13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1">
            <text:p>13020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0">
            <text:p>13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1">
            <text:p>13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2">
            <text:p>13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3">
            <text:p>13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4">
            <text:p>13021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5">
            <text:p>13021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1">
            <text:p>13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2">
            <text:p>13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3">
            <text:p>13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4">
            <text:p>13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5">
            <text:p>13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500">
            <text:p>13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0">
            <text:p>13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1">
            <text:p>13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2">
            <text:p>13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3">
            <text:p>13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4">
            <text:p>13026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5">
            <text:p>13026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6">
            <text:p>13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7">
            <text:p>13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8">
            <text:p>1302608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9">
            <text:p>1302609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0">
            <text:p>13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1">
            <text:p>130261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2">
            <text:p>130261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0">
            <text:p>13026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1">
            <text:p>13026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00">
            <text:p>13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0">
            <text:p>13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1">
            <text:p>13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2">
            <text:p>13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3">
            <text:p>130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0">
            <text:p>13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5">
            <text:p>13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6">
            <text:p>13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7">
            <text:p>1302997</text:p>
          </table:table-cell>
          <table:table-cell office:value-type="string">
            <text:p>Pinwheel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302998">
            <text:p>13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9">
            <text:p>1302999</text:p>
          </table:table-cell>
          <table:table-cell office:value-type="string">
            <text:p>Pinwheel, start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04000">
            <text:p>13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0">
            <text:p>13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1">
            <text:p>13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1_00_00</text:p>
          </table:table-cell>
          <table:table-cell table:style-name="ce5" office:value-type="string">
            <text:p>Tomb of the Giants</text:p>
          </table:table-cell>
          <table:table-cell table:number-columns-repeated="1021"/>
        </table:table-row>
        <table:table-row table:style-name="ro1">
          <table:table-cell table:style-name="ce8" office:value-type="float" office:value="1312000">
            <text:p>13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001">
            <text:p>1312001</text:p>
          </table:table-cell>
          <table:table-cell office:value-type="string">
            <text:p>Leeroy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10">
            <text:p>1312110</text:p>
          </table:table-cell>
          <table:table-cell office:value-type="string">
            <text:p>Nito, Start of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20">
            <text:p>13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312121">
            <text:p>13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0">
            <text:p>13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1">
            <text:p>13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0">
            <text:p>13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1">
            <text:p>13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10">
            <text:p>13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0">
            <text:p>13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7">
            <text:p>13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8">
            <text:p>13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9">
            <text:p>13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0">
            <text:p>13131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1">
            <text:p>13131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2">
            <text:p>13131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3">
            <text:p>13131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4">
            <text:p>13131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0">
            <text:p>13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1">
            <text:p>13133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2">
            <text:p>13133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3">
            <text:p>13133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4">
            <text:p>13133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5">
            <text:p>131330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6">
            <text:p>131330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7">
            <text:p>131330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8">
            <text:p>131330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9">
            <text:p>131330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0">
            <text:p>131331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1">
            <text:p>131331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2">
            <text:p>131331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3">
            <text:p>131331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4">
            <text:p>131331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5">
            <text:p>131331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6">
            <text:p>131331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7">
            <text:p>131331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8">
            <text:p>131331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9">
            <text:p>131331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0">
            <text:p>131332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1">
            <text:p>131332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2">
            <text:p>131332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3">
            <text:p>131332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4">
            <text:p>131332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5">
            <text:p>131332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6">
            <text:p>131332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7">
            <text:p>131332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8">
            <text:p>131332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9">
            <text:p>131332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0">
            <text:p>131333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1">
            <text:p>131333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2">
            <text:p>131333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3">
            <text:p>131333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4">
            <text:p>131333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5">
            <text:p>131333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6">
            <text:p>131333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7">
            <text:p>131333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8">
            <text:p>131333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9">
            <text:p>131333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0">
            <text:p>131334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1">
            <text:p>131334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2">
            <text:p>131334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3">
            <text:p>131334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4">
            <text:p>131334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5">
            <text:p>131334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6">
            <text:p>131334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7">
            <text:p>131334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8">
            <text:p>1313348</text:p>
          </table:table-cell>
          <table:table-cell table:number-columns-repeated="1022"/>
        </table:table-row>
        <table:table-row table:style-name="ro1">
          <table:table-cell table:style-name="ce8" office:value-type="float" office:value="1313400">
            <text:p>13134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0">
            <text:p>13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1">
            <text:p>131400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0">
            <text:p>13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1">
            <text:p>13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2">
            <text:p>1314012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3">
            <text:p>131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2_00_00</text:p>
          </table:table-cell>
          <table:table-cell table:style-name="ce5" office:value-type="string">
            <text:p>Great Hollow</text:p>
          </table:table-cell>
          <table:table-cell table:number-columns-repeated="1021"/>
        </table:table-row>
        <table:table-row table:style-name="ro1">
          <table:table-cell table:style-name="ce8" office:value-type="float" office:value="1322600">
            <text:p>132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601">
            <text:p>132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0">
            <text:p>132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1">
            <text:p>13227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3">
            <text:p>132270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4">
            <text:p>132270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5">
            <text:p>132270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6">
            <text:p>132270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0">
            <text:p>13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1">
            <text:p>132271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1">
            <text:p>132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2">
            <text:p>132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3">
            <text:p>132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4">
            <text:p>132275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5">
            <text:p>132275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6">
            <text:p>132275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1">
            <text:p>132276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2">
            <text:p>132276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3">
            <text:p>132276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4">
            <text:p>132276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5">
            <text:p>132276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6">
            <text:p>132276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7">
            <text:p>1322767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0">
            <text:p>132277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1">
            <text:p>132277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0_00_00</text:p>
          </table:table-cell>
          <table:table-cell table:style-name="ce5" office:value-type="string">
            <text:p>Blighttown</text:p>
          </table:table-cell>
          <table:table-cell table:number-columns-repeated="1021"/>
        </table:table-row>
        <table:table-row table:style-name="ro1">
          <table:table-cell table:style-name="ce8" office:value-type="float" office:value="1402000">
            <text:p>14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1">
            <text:p>14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2">
            <text:p>14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0">
            <text:p>14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1">
            <text:p>14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2">
            <text:p>1402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0">
            <text:p>14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1">
            <text:p>14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2">
            <text:p>14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3">
            <text:p>1402023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4">
            <text:p>1402024</text:p>
          </table:table-cell>
          <table:table-cell table:number-columns-repeated="1022"/>
        </table:table-row>
        <table:table-row table:style-name="ro1">
          <table:table-cell table:style-name="ce8" office:value-type="float" office:value="1402050">
            <text:p>14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0">
            <text:p>14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1">
            <text:p>14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8">
            <text:p>14020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9">
            <text:p>14020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100">
            <text:p>14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0">
            <text:p>14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1">
            <text:p>14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2">
            <text:p>14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0">
            <text:p>14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1">
            <text:p>14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400">
            <text:p>14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2">
            <text:p>14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3">
            <text:p>14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7">
            <text:p>140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8">
            <text:p>140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9">
            <text:p>140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800">
            <text:p>14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0">
            <text:p>14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6">
            <text:p>14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7">
            <text:p>1402997</text:p>
          </table:table-cell>
          <table:table-cell office:value-type="string">
            <text:p>Quelaag Boss fight,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02998">
            <text:p>14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0">
            <text:p>14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1">
            <text:p>14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2">
            <text:p>1404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0">
            <text:p>14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1">
            <text:p>14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2">
            <text:p>14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3">
            <text:p>140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1_00_00</text:p>
          </table:table-cell>
          <table:table-cell table:style-name="ce5" office:value-type="string">
            <text:p>Demon Ruins/Lost Izalith</text:p>
          </table:table-cell>
          <table:table-cell table:number-columns-repeated="1021"/>
        </table:table-row>
        <table:table-row table:style-name="ro1">
          <table:table-cell table:style-name="ce8" office:value-type="float" office:value="1412000">
            <text:p>14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1">
            <text:p>14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2">
            <text:p>14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010">
            <text:p>14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00">
            <text:p>14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10">
            <text:p>14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0">
            <text:p>14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1">
            <text:p>14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0">
            <text:p>14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1">
            <text:p>14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2">
            <text:p>14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0">
            <text:p>14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1">
            <text:p>14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2">
            <text:p>14123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3">
            <text:p>14123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4">
            <text:p>14123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5">
            <text:p>14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6">
            <text:p>14123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7">
            <text:p>14123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8">
            <text:p>14123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350">
            <text:p>14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60">
            <text:p>14123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0">
            <text:p>14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1">
            <text:p>14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2">
            <text:p>14124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3">
            <text:p>14124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0">
            <text:p>14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1">
            <text:p>14124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2">
            <text:p>14124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6">
            <text:p>1412416</text:p>
          </table:table-cell>
          <table:table-cell office:value-type="string">
            <text:p>Demon Firesage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500">
            <text:p>14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10">
            <text:p>14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20">
            <text:p>14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30">
            <text:p>14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0">
            <text:p>14125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2">
            <text:p>141255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4">
            <text:p>141255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5">
            <text:p>1412555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6">
            <text:p>141255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7">
            <text:p>1412557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0">
            <text:p>14125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1">
            <text:p>1412561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4">
            <text:p>141256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0">
            <text:p>141257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2">
            <text:p>141257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6">
            <text:p>141257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0">
            <text:p>14125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4">
            <text:p>141258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8">
            <text:p>141258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0">
            <text:p>14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1">
            <text:p>14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2">
            <text:p>14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3">
            <text:p>14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4">
            <text:p>14126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5">
            <text:p>14126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6">
            <text:p>14126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7">
            <text:p>141260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8">
            <text:p>141260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9">
            <text:p>141260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0">
            <text:p>14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1">
            <text:p>14126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2">
            <text:p>14126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3">
            <text:p>14126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4">
            <text:p>14126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5">
            <text:p>14126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6">
            <text:p>14126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7">
            <text:p>14126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8">
            <text:p>14126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9">
            <text:p>141261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0">
            <text:p>14126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1">
            <text:p>14126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2">
            <text:p>14126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3">
            <text:p>14126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4">
            <text:p>14126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5">
            <text:p>141262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6">
            <text:p>141262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7">
            <text:p>141262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8">
            <text:p>141262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60">
            <text:p>14126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0">
            <text:p>14126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6">
            <text:p>14126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7">
            <text:p>14126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8">
            <text:p>14126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0">
            <text:p>14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1">
            <text:p>14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2">
            <text:p>14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3">
            <text:p>14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4">
            <text:p>14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5">
            <text:p>14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6">
            <text:p>14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0">
            <text:p>14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1">
            <text:p>14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2">
            <text:p>14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3">
            <text:p>14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4">
            <text:p>14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0">
            <text:p>14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1">
            <text:p>14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2">
            <text:p>14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3">
            <text:p>14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4">
            <text:p>14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30">
            <text:p>14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0">
            <text:p>14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1">
            <text:p>14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2">
            <text:p>14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80">
            <text:p>14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0">
            <text:p>14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1">
            <text:p>14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4">
            <text:p>141279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5">
            <text:p>14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6">
            <text:p>14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7">
            <text:p>14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8">
            <text:p>14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9">
            <text:p>14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12800">
            <text:p>14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20">
            <text:p>14128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30">
            <text:p>14128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40">
            <text:p>14128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0">
            <text:p>14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6">
            <text:p>1412896</text:p>
          </table:table-cell>
          <table:table-cell office:value-type="string">
            <text:p>Centipede Demo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897">
            <text:p>14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8">
            <text:p>14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0">
            <text:p>14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6">
            <text:p>14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7">
            <text:p>1412997</text:p>
          </table:table-cell>
          <table:table-cell office:value-type="string">
            <text:p>Bed of Chaos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998">
            <text:p>1412998</text:p>
          </table:table-cell>
          <table:table-cell office:value-type="string">
            <text:p>Bed of Chaos, outside fog gate</text:p>
          </table:table-cell>
          <table:table-cell table:number-columns-repeated="1021"/>
        </table:table-row>
        <table:table-row table:style-name="ro1">
          <table:table-cell table:style-name="ce8" office:value-type="float" office:value="1413300">
            <text:p>14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000">
            <text:p>14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100">
            <text:p>14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200">
            <text:p>14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0">
            <text:p>1414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1">
            <text:p>14143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0_00_00</text:p>
          </table:table-cell>
          <table:table-cell table:style-name="ce5" office:value-type="string">
            <text:p>Sen's Fortress</text:p>
          </table:table-cell>
          <table:table-cell table:number-columns-repeated="1021"/>
        </table:table-row>
        <table:table-row table:style-name="ro1">
          <table:table-cell table:style-name="ce8" office:value-type="float" office:value="1502000">
            <text:p>15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10">
            <text:p>15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50">
            <text:p>15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0">
            <text:p>15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1">
            <text:p>15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2">
            <text:p>1502062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3">
            <text:p>1502063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0">
            <text:p>15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1">
            <text:p>15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110">
            <text:p>15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0">
            <text:p>15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1">
            <text:p>15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2">
            <text:p>15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3">
            <text:p>15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4">
            <text:p>15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5">
            <text:p>15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0">
            <text:p>15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1">
            <text:p>15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5">
            <text:p>15025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10">
            <text:p>15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0">
            <text:p>15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1">
            <text:p>15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2">
            <text:p>15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3">
            <text:p>15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0">
            <text:p>15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1">
            <text:p>15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2">
            <text:p>15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3">
            <text:p>15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4">
            <text:p>15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5">
            <text:p>15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10">
            <text:p>15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0">
            <text:p>15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1">
            <text:p>15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2">
            <text:p>15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3">
            <text:p>150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0">
            <text:p>15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1">
            <text:p>15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2">
            <text:p>15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3">
            <text:p>15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4">
            <text:p>15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5">
            <text:p>15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50">
            <text:p>15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0">
            <text:p>15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1">
            <text:p>15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0">
            <text:p>15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1">
            <text:p>15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2">
            <text:p>15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502850">
            <text:p>15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0">
            <text:p>15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6">
            <text:p>15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7">
            <text:p>1502997</text:p>
          </table:table-cell>
          <table:table-cell office:value-type="string">
            <text:p>Iron Golem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02998">
            <text:p>15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0">
            <text:p>15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1">
            <text:p>15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0">
            <text:p>15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1">
            <text:p>15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2">
            <text:p>15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0">
            <text:p>150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1">
            <text:p>1504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1_00_00</text:p>
          </table:table-cell>
          <table:table-cell table:style-name="ce5" office:value-type="string">
            <text:p>Anor Londo</text:p>
          </table:table-cell>
          <table:table-cell table:number-columns-repeated="1021"/>
        </table:table-row>
        <table:table-row table:style-name="ro1">
          <table:table-cell table:style-name="ce8" office:value-type="float" office:value="1512000">
            <text:p>15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1">
            <text:p>15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2">
            <text:p>15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0">
            <text:p>15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1">
            <text:p>15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2">
            <text:p>15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3">
            <text:p>15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050">
            <text:p>15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60">
            <text:p>15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0">
            <text:p>15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1">
            <text:p>15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0">
            <text:p>15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1">
            <text:p>15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2">
            <text:p>1512252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3">
            <text:p>1512253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4">
            <text:p>1512254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5">
            <text:p>1512255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1">
            <text:p>15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2">
            <text:p>15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3">
            <text:p>15123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310">
            <text:p>15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350">
            <text:p>15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00">
            <text:p>15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10">
            <text:p>15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0">
            <text:p>15124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1">
            <text:p>15124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450">
            <text:p>15124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00">
            <text:p>15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10">
            <text:p>15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0">
            <text:p>15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1">
            <text:p>15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2">
            <text:p>15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3">
            <text:p>15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0">
            <text:p>15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1">
            <text:p>15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2">
            <text:p>15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3">
            <text:p>15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5">
            <text:p>15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0">
            <text:p>15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1">
            <text:p>15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2">
            <text:p>15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3">
            <text:p>15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4">
            <text:p>15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5">
            <text:p>15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6">
            <text:p>15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7">
            <text:p>15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8">
            <text:p>15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9">
            <text:p>15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0">
            <text:p>15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1">
            <text:p>15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2">
            <text:p>15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3">
            <text:p>15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4">
            <text:p>15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5">
            <text:p>15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6">
            <text:p>151272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7">
            <text:p>15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8">
            <text:p>15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9">
            <text:p>15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0">
            <text:p>15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1">
            <text:p>15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2">
            <text:p>15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3">
            <text:p>15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4">
            <text:p>15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5">
            <text:p>15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6">
            <text:p>15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7">
            <text:p>151273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8">
            <text:p>151273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9">
            <text:p>151273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50">
            <text:p>15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0">
            <text:p>15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1">
            <text:p>15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70">
            <text:p>1512770</text:p>
          </table:table-cell>
          <table:table-cell office:value-type="string">
            <text:p>Gwyndolin bonfire</text:p>
          </table:table-cell>
          <table:table-cell table:number-columns-repeated="1021"/>
        </table:table-row>
        <table:table-row table:style-name="ro1">
          <table:table-cell table:style-name="ce8" office:value-type="float" office:value="1512780">
            <text:p>15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0">
            <text:p>15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1">
            <text:p>15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2">
            <text:p>15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0">
            <text:p>15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1">
            <text:p>151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850">
            <text:p>1512850</text:p>
          </table:table-cell>
          <table:table-cell office:value-type="string">
            <text:p>Inside O&amp;S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0">
            <text:p>15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6">
            <text:p>1512896</text:p>
          </table:table-cell>
          <table:table-cell office:value-type="string">
            <text:p>Gwyndoli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7">
            <text:p>15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8">
            <text:p>1512898</text:p>
          </table:table-cell>
          <table:table-cell office:value-type="string">
            <text:p>Outside Gwyindolin'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512900">
            <text:p>15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01">
            <text:p>15129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0">
            <text:p>15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5">
            <text:p>1512995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6">
            <text:p>15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7">
            <text:p>15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8">
            <text:p>15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14000">
            <text:p>15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0">
            <text:p>15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1">
            <text:p>15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0">
            <text:p>151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1">
            <text:p>151402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2">
            <text:p>151402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6_00_00_00</text:p>
          </table:table-cell>
          <table:table-cell table:style-name="ce5" office:value-type="string">
            <text:p>New Londo Ruins</text:p>
          </table:table-cell>
          <table:table-cell table:number-columns-repeated="1021"/>
        </table:table-row>
        <table:table-row table:style-name="ro1">
          <table:table-cell table:style-name="ce8" office:value-type="float" office:value="1602000">
            <text:p>16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010">
            <text:p>16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10">
            <text:p>16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20">
            <text:p>16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0">
            <text:p>16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1">
            <text:p>16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0">
            <text:p>16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1">
            <text:p>16022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0">
            <text:p>16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1">
            <text:p>16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0">
            <text:p>16022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1">
            <text:p>16022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0">
            <text:p>16022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1">
            <text:p>16022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2">
            <text:p>16022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3">
            <text:p>16022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4">
            <text:p>16022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5">
            <text:p>1602255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0">
            <text:p>160227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1">
            <text:p>1602271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0">
            <text:p>16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1">
            <text:p>16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0">
            <text:p>16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1">
            <text:p>16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2">
            <text:p>16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3">
            <text:p>16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0">
            <text:p>16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1">
            <text:p>16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2">
            <text:p>16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3">
            <text:p>16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4">
            <text:p>16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0">
            <text:p>16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1">
            <text:p>16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0">
            <text:p>16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1">
            <text:p>16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2">
            <text:p>16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0">
            <text:p>16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1">
            <text:p>16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2">
            <text:p>16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5">
            <text:p>16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6">
            <text:p>16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0">
            <text:p>16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1">
            <text:p>16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2">
            <text:p>16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3">
            <text:p>16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4">
            <text:p>16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5">
            <text:p>160276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1">
            <text:p>16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2">
            <text:p>16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3">
            <text:p>16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4">
            <text:p>16028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5">
            <text:p>160280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6">
            <text:p>160280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7">
            <text:p>160280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8">
            <text:p>160280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9">
            <text:p>1602809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0">
            <text:p>16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1">
            <text:p>16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2">
            <text:p>16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3">
            <text:p>16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4">
            <text:p>16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5">
            <text:p>16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6">
            <text:p>16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7">
            <text:p>16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8">
            <text:p>16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0">
            <text:p>16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1">
            <text:p>16028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2">
            <text:p>16028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3">
            <text:p>16028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4">
            <text:p>16028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60">
            <text:p>16028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90">
            <text:p>16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00">
            <text:p>16029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0">
            <text:p>16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6">
            <text:p>1602996</text:p>
          </table:table-cell>
          <table:table-cell office:value-type="string">
            <text:p>Inside of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602997">
            <text:p>16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8">
            <text:p>16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9">
            <text:p>16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0">
            <text:p>16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1">
            <text:p>160410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0">
            <text:p>1604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1">
            <text:p>160411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2">
            <text:p>1604112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0">
            <text:p>1604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1">
            <text:p>16041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7_00_00_00</text:p>
          </table:table-cell>
          <table:table-cell table:style-name="ce5" office:value-type="string">
            <text:p>Duke's Archives / Crystal Cave</text:p>
          </table:table-cell>
          <table:table-cell table:number-columns-repeated="1021"/>
        </table:table-row>
        <table:table-row table:style-name="ro1">
          <table:table-cell table:style-name="ce8" office:value-type="float" office:value="1702010">
            <text:p>17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011">
            <text:p>17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0">
            <text:p>17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1">
            <text:p>17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0">
            <text:p>17021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1">
            <text:p>17021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0">
            <text:p>17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1">
            <text:p>17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1">
            <text:p>17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2">
            <text:p>17023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3">
            <text:p>17023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4">
            <text:p>170230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5">
            <text:p>1702305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6">
            <text:p>17023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1">
            <text:p>17023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2">
            <text:p>17023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3">
            <text:p>170231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4">
            <text:p>170231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1">
            <text:p>17023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2">
            <text:p>17023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0">
            <text:p>17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1">
            <text:p>17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2">
            <text:p>17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3">
            <text:p>17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410">
            <text:p>17024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20">
            <text:p>17024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0">
            <text:p>17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1">
            <text:p>17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2">
            <text:p>17025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6">
            <text:p>17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7">
            <text:p>17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702610">
            <text:p>17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00">
            <text:p>17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0">
            <text:p>17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1">
            <text:p>17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2">
            <text:p>17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0">
            <text:p>17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1">
            <text:p>17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2">
            <text:p>17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0">
            <text:p>17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1">
            <text:p>17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2">
            <text:p>17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3">
            <text:p>17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4">
            <text:p>17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5">
            <text:p>17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6">
            <text:p>17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0">
            <text:p>170274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1">
            <text:p>170274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2">
            <text:p>170274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3">
            <text:p>170274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4">
            <text:p>170274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9">
            <text:p>1702749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0">
            <text:p>17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1">
            <text:p>17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2">
            <text:p>17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0">
            <text:p>17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1">
            <text:p>17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2">
            <text:p>17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0">
            <text:p>170277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1">
            <text:p>170277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2">
            <text:p>170277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0">
            <text:p>170278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1">
            <text:p>170278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0">
            <text:p>17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1">
            <text:p>17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0">
            <text:p>17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4">
            <text:p>17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5">
            <text:p>1702895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6">
            <text:p>17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7">
            <text:p>1702897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8">
            <text:p>17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0">
            <text:p>17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6">
            <text:p>17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7">
            <text:p>1702997</text:p>
          </table:table-cell>
          <table:table-cell office:value-type="string">
            <text:p>Seath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702998">
            <text:p>17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9">
            <text:p>17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0">
            <text:p>17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1">
            <text:p>17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0">
            <text:p>17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1">
            <text:p>17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0_00_00</text:p>
          </table:table-cell>
          <table:table-cell table:style-name="ce5" office:value-type="string">
            <text:p>Kiln of the First Flame</text:p>
          </table:table-cell>
          <table:table-cell table:number-columns-repeated="1021"/>
        </table:table-row>
        <table:table-row table:style-name="ro1">
          <table:table-cell table:style-name="ce8" office:value-type="float" office:value="1802000">
            <text:p>18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1">
            <text:p>1802001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8" office:value-type="float" office:value="1802002">
            <text:p>18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3">
            <text:p>18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4">
            <text:p>1802004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5">
            <text:p>18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6">
            <text:p>18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802050">
            <text:p>18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00">
            <text:p>18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10">
            <text:p>18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20">
            <text:p>18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0">
            <text:p>18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1">
            <text:p>18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0">
            <text:p>18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6">
            <text:p>1802996</text:p>
          </table:table-cell>
          <table:table-cell office:value-type="string">
            <text:p>Gwy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02997">
            <text:p>18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8">
            <text:p>18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0">
            <text:p>18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1">
            <text:p>18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2">
            <text:p>180400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0">
            <text:p>1812000</text:p>
          </table:table-cell>
          <table:table-cell office:value-type="string">
            <text:p>Teleport to mainland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1">
            <text:p>18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0">
            <text:p>18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1">
            <text:p>18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0">
            <text:p>18120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1">
            <text:p>18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90">
            <text:p>18120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0">
            <text:p>1812100</text:p>
          </table:table-cell>
          <table:table-cell office:value-type="string">
            <text:p>Starting Cell</text:p>
          </table:table-cell>
          <table:table-cell table:number-columns-repeated="1021"/>
        </table:table-row>
        <table:table-row table:style-name="ro1">
          <table:table-cell table:style-name="ce8" office:value-type="float" office:value="1812101">
            <text:p>18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2">
            <text:p>18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110">
            <text:p>18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0">
            <text:p>18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1">
            <text:p>18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0">
            <text:p>18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1">
            <text:p>18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0">
            <text:p>18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1">
            <text:p>1812301</text:p>
          </table:table-cell>
          <table:table-cell office:value-type="string">
            <text:p>Asylum Demon jump dow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812302">
            <text:p>18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5">
            <text:p>18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812311">
            <text:p>18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20">
            <text:p>18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0">
            <text:p>18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1">
            <text:p>18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2">
            <text:p>18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812400">
            <text:p>18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0">
            <text:p>18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1">
            <text:p>18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0">
            <text:p>18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6">
            <text:p>18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812990">
            <text:p>1812990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6">
            <text:p>1812996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7">
            <text:p>1812997</text:p>
          </table:table-cell>
          <table:table-cell office:value-type="string">
            <text:p>Asylum Demon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8">
            <text:p>1812998</text:p>
          </table:table-cell>
          <table:table-cell table:number-columns-repeated="1022"/>
        </table:table-row>
        <table:table-row table:style-name="ro1" table:number-rows-repeated="104729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NextStage_Bonfire" table:style-name="ta1" table:print="false"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00999">
            <text:p>1000999</text:p>
          </table:table-cell>
          <table:table-cell/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10998">
            <text:p>1010998</text:p>
          </table:table-cell>
          <table:table-cell/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2">
          <table:table-cell table:style-name="ce4" office:value-type="float" office:value="1010981">
            <text:p>1010981</text:p>
          </table:table-cell>
          <table:table-cell/>
          <table:table-cell office:value-type="string">
            <text:p>Sunlight Altar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20997">
            <text:p>1020997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020980">
            <text:p>1020980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100999">
            <text:p>1100999</text:p>
          </table:table-cell>
          <table:table-cell/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102980">
            <text:p>1102980</text:p>
          </table:table-cell>
          <table:table-cell/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00999">
            <text:p>1200999</text:p>
          </table:table-cell>
          <table:table-cell/>
          <table:table-cell office:value-type="string">
            <text:p>Darkroot Garden (After Prowling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10998">
            <text:p>1210998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3">
            <text:p>1210983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1">
            <text:p>1210981</text:p>
          </table:table-cell>
          <table:table-cell/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2">
            <text:p>1210982</text:p>
          </table:table-cell>
          <table:table-cell/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70">
            <text:p>1210970</text:p>
          </table:table-cell>
          <table:table-cell/>
          <table:table-cell office:value-type="string">
            <text:p>Manus (Boss-room)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0">
            <text:p>1218210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1">
            <text:p>1218211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2">
            <text:p>1218212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3">
            <text:p>1218213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4">
            <text:p>1218214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5">
            <text:p>1218215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00">
            <text:p>1218200</text:p>
          </table:table-cell>
          <table:table-cell/>
          <table:table-cell office:value-type="string">
            <text:p>Battle of Stoicism Gazebo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4">
            <text:p>1210984</text:p>
          </table:table-cell>
          <table:table-cell/>
          <table:table-cell office:value-type="string">
            <text:p>Oolacile Dungeo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00999">
            <text:p>1300999</text:p>
          </table:table-cell>
          <table:table-cell/>
          <table:table-cell office:value-type="string">
            <text:p>The Catacombs (Pre-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10998">
            <text:p>1310998</text:p>
          </table:table-cell>
          <table:table-cell/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310970">
            <text:p>1310970</text:p>
          </table:table-cell>
          <table:table-cell/>
          <table:table-cell office:value-type="string">
            <text:p>Tomb of the Giants (Nito Boss-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20997">
            <text:p>1320997</text:p>
          </table:table-cell>
          <table:table-cell/>
          <table:table-cell office:value-type="string">
            <text:p>The Great Hollow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320980">
            <text:p>1320980</text:p>
          </table:table-cell>
          <table:table-cell/>
          <table:table-cell office:value-type="string">
            <text:p>Ash Lak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400999">
            <text:p>1400999</text:p>
          </table:table-cell>
          <table:table-cell/>
          <table:table-cell office:value-type="string">
            <text:p>Blighttown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400980">
            <text:p>1400980</text:p>
          </table:table-cell>
          <table:table-cell/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float" office:value="1410998">
            <text:p>1410998</text:p>
          </table:table-cell>
          <table:table-cell/>
          <table:table-cell office:value-type="string">
            <text:p>Demon Ruins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410980">
            <text:p>1410980</text:p>
          </table:table-cell>
          <table:table-cell/>
          <table:table-cell office:value-type="string">
            <text:p>Bed of Chaos (Drop into figh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00999">
            <text:p>1500999</text:p>
          </table:table-cell>
          <table:table-cell/>
          <table:table-cell office:value-type="string">
            <text:p>Sen's Fortress (Ga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10998">
            <text:p>1510998</text:p>
          </table:table-cell>
          <table:table-cell/>
          <table:table-cell office:value-type="string">
            <text:p>Anor Londo (Entrance)</text:p>
          </table:table-cell>
          <table:table-cell table:number-columns-repeated="1021"/>
        </table:table-row>
        <table:table-row table:style-name="ro3">
          <table:table-cell table:style-name="ce4" office:value-type="float" office:value="1510980">
            <text:p>1510980</text:p>
          </table:table-cell>
          <table:table-cell/>
          <table:table-cell office:value-type="string">
            <text:p>Anor Londo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70">
            <text:p>1510970</text:p>
          </table:table-cell>
          <table:table-cell/>
          <table:table-cell office:value-type="string">
            <text:p>Anor Londo (Post O&amp;S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82">
            <text:p>1510982</text:p>
          </table:table-cell>
          <table:table-cell/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600999">
            <text:p>1600999</text:p>
          </table:table-cell>
          <table:table-cell/>
          <table:table-cell office:value-type="string">
            <text:p>New Londo Ruins (Drain Lever)</text:p>
          </table:table-cell>
          <table:table-cell table:number-columns-repeated="1021"/>
        </table:table-row>
        <table:table-row table:style-name="ro2">
          <table:table-cell table:style-name="ce4" office:value-type="float" office:value="1600970">
            <text:p>1600970</text:p>
          </table:table-cell>
          <table:table-cell/>
          <table:table-cell office:value-type="string">
            <text:p>The Abyss (Four Kings Boss 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700999">
            <text:p>1700999</text:p>
          </table:table-cell>
          <table:table-cell/>
          <table:table-cell office:value-type="string">
            <text:p>Duke's Archive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00999">
            <text:p>1800999</text:p>
          </table:table-cell>
          <table:table-cell/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10998">
            <text:p>1810998</text:p>
          </table:table-cell>
          <table:table-cell/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office:forms form:automatic-focus="false" form:apply-design-mode="false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3" table:number-columns-repeated="1019" table:default-cell-style-name="ce5"/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0_00_00</text:p>
          </table:table-cell>
          <table:table-cell office:value-type="string">
            <text:p>The Depth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Laurentius</text:p>
          </table:table-cell>
          <table:table-cell table:number-columns-repeated="2" office:value-type="string">
            <text:p>6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Domhnall of Zena</text:p>
          </table:table-cell>
          <table:table-cell table:number-columns-repeated="2" office:value-type="string">
            <text:p>6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Solaire</text:p>
          </table:table-cell>
          <table:table-cell table:number-columns-repeated="2" office:value-type="string">
            <text:p>65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Kirk, Knight of Thorns</text:p>
          </table:table-cell>
          <table:table-cell office:value-type="string">
            <text:p>6560</text:p>
          </table:table-cell>
          <table:table-cell office:value-type="string">
            <text:p>65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7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0_0000</text:p>
          </table:table-cell>
          <table:table-cell office:value-type="string">
            <text:p>Gaping Dragon</text:p>
          </table:table-cell>
          <table:table-cell office:value-type="string">
            <text:p>526000</text:p>
          </table:table-cell>
          <table:table-cell office:value-type="string">
            <text:p>100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1_0000</text:p>
          </table:table-cell>
          <table:table-cell office:value-type="string">
            <text:p>Gaping Dragon's Tail</text:p>
          </table:table-cell>
          <table:table-cell office:value-type="string">
            <text:p>526100</text:p>
          </table:table-cell>
          <table:table-cell office:value-type="string">
            <text:p>10008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office:value-type="string">
            <text:p>Undead Burg/Pari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office:value-type="string">
            <text:p>6000</text:p>
          </table:table-cell>
          <table:table-cell office:value-type="string">
            <text:p>6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Griggs of Vinheim</text:p>
          </table:table-cell>
          <table:table-cell table:number-columns-repeated="2" office:value-type="string">
            <text:p>60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olaire</text:p>
          </table:table-cell>
          <table:table-cell table:number-columns-repeated="2" office:value-type="string">
            <text:p>65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Rhea of Thorolund</text:p>
          </table:table-cell>
          <table:table-cell office:value-type="string">
            <text:p>6070</text:p>
          </table:table-cell>
          <table:table-cell office:value-type="string">
            <text:p>60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0</text:p>
          </table:table-cell>
          <table:table-cell office:value-type="string">
            <text:p>Havel</text:p>
          </table:table-cell>
          <table:table-cell table:number-columns-repeated="2" office:value-type="string">
            <text:p>6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Oswald of Carim</text:p>
          </table:table-cell>
          <table:table-cell table:number-columns-repeated="2" office:value-type="string">
            <text:p>6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40_0000</text:p>
          </table:table-cell>
          <table:table-cell office:value-type="string">
            <text:p>Capra Demon</text:p>
          </table:table-cell>
          <table:table-cell office:value-type="string">
            <text:p>224000</text:p>
          </table:table-cell>
          <table:table-cell office:value-type="string">
            <text:p>10107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50_0000</text:p>
          </table:table-cell>
          <table:table-cell office:value-type="string">
            <text:p>Taurus Demon</text:p>
          </table:table-cell>
          <table:table-cell office:value-type="string">
            <text:p>225000</text:p>
          </table:table-cell>
          <table:table-cell office:value-type="string">
            <text:p>10107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00_0000</text:p>
          </table:table-cell>
          <table:table-cell office:value-type="string">
            <text:p>Prowling Demon</text:p>
          </table:table-cell>
          <table:table-cell office:value-type="string">
            <text:p>230001</text:p>
          </table:table-cell>
          <table:table-cell office:value-type="string">
            <text:p>10103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1</text:p>
          </table:table-cell>
          <table:table-cell office:value-type="string">
            <text:p>62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40_0000</text:p>
          </table:table-cell>
          <table:table-cell office:value-type="string">
            <text:p>Andre of Astora</text:p>
          </table:table-cell>
          <table:table-cell office:value-type="string">
            <text:p>264000</text:p>
          </table:table-cell>
          <table:table-cell office:value-type="string">
            <text:p>61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00_0000</text:p>
          </table:table-cell>
          <table:table-cell office:value-type="string">
            <text:p>Crystal Lizard</text:p>
          </table:table-cell>
          <table:table-cell office:value-type="string">
            <text:p>330060</text:p>
          </table:table-cell>
          <table:table-cell office:value-type="string">
            <text:p>10104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0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1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1_0000</text:p>
          </table:table-cell>
          <table:table-cell office:value-type="string">
            <text:p>Hellkite Drake's Tail</text:p>
          </table:table-cell>
          <table:table-cell office:value-type="string">
            <text:p>343100</text:p>
          </table:table-cell>
          <table:table-cell office:value-type="string">
            <text:p>1010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60_0000</text:p>
          </table:table-cell>
          <table:table-cell office:value-type="string">
            <text:p>Armored Tusk</text:p>
          </table:table-cell>
          <table:table-cell office:value-type="string">
            <text:p>346000</text:p>
          </table:table-cell>
          <table:table-cell office:value-type="string">
            <text:p>10103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3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4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4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5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6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7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8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9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0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1</text:p>
          </table:table-cell>
          <table:table-cell office:value-type="string">
            <text:p>Bell Gargoyle</text:p>
          </table:table-cell>
          <table:table-cell office:value-type="string">
            <text:p>535001</text:p>
          </table:table-cell>
          <table:table-cell office:value-type="string">
            <text:p>10108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2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0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1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1_00_00_00</text:p>
          </table:table-cell>
          <table:table-cell office:value-type="string">
            <text:p>Painted Wor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Shiva</text:p>
          </table:table-cell>
          <table:table-cell office:value-type="string">
            <text:p>6311</text:p>
          </table:table-cell>
          <table:table-cell office:value-type="string">
            <text:p>63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hiva's Bodyguard</text:p>
          </table:table-cell>
          <table:table-cell office:value-type="string">
            <text:p>6421</text:p>
          </table:table-cell>
          <table:table-cell office:value-type="string">
            <text:p>64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Xanthous King Jeremiah</text:p>
          </table:table-cell>
          <table:table-cell table:number-columns-repeated="2" office:value-type="string">
            <text:p>65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0</text:p>
          </table:table-cell>
          <table:table-cell office:value-type="string">
            <text:p>Crossbreed Priscilla</text:p>
          </table:table-cell>
          <table:table-cell office:value-type="string">
            <text:p>273000</text:p>
          </table:table-cell>
          <table:table-cell office:value-type="string">
            <text:p>1100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1</text:p>
          </table:table-cell>
          <table:table-cell office:value-type="string">
            <text:p>Priscilla's Tail</text:p>
          </table:table-cell>
          <table:table-cell office:value-type="string">
            <text:p>273100</text:p>
          </table:table-cell>
          <table:table-cell office:value-type="string">
            <text:p>1100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2_00_00_00</text:p>
          </table:table-cell>
          <table:table-cell office:value-type="string">
            <text:p>Darkroot Garden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m12_00_00_01</text:p>
          </table:table-cell>
          <table:table-cell table:number-columns-repeated="1023"/>
        </table:table-row>
        <table:table-row table:style-name="ro1">
          <table:table-cell office:value-type="string">
            <text:p>m12_01_00_00</text:p>
          </table:table-cell>
          <table:table-cell office:value-type="string">
            <text:p>DLC area</text:p>
          </table:table-cell>
          <table:table-cell table:number-columns-repeated="1022"/>
        </table:table-row>
        <table:table-row table:style-name="ro1">
          <table:table-cell office:value-type="string">
            <text:p>m13_00_00_00</text:p>
          </table:table-cell>
          <table:table-cell office:value-type="string">
            <text:p>The Catacomb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Patches</text:p>
          </table:table-cell>
          <table:table-cell table:number-columns-repeated="2" office:value-type="string">
            <text:p>63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Paladin Leeroy</text:p>
          </table:table-cell>
          <table:table-cell table:number-columns-repeated="2" office:value-type="string">
            <text:p>65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20_0000</text:p>
          </table:table-cell>
          <table:table-cell office:value-type="string">
            <text:p>Pinwheel</text:p>
          </table:table-cell>
          <table:table-cell office:value-type="string">
            <text:p>332000</text:p>
          </table:table-cell>
          <table:table-cell office:value-type="string">
            <text:p>1300800</text:p>
          </table:table-cell>
          <table:table-cell table:number-columns-repeated="1019"/>
        </table:table-row>
        <table:table-row table:style-name="ro1">
          <table:table-cell office:value-type="string">
            <text:p>m13_01_00_00</text:p>
          </table:table-cell>
          <table:table-cell office:value-type="string">
            <text:p>Tomb of the Giants</text:p>
          </table:table-cell>
          <table:table-cell table:number-columns-repeated="1022"/>
        </table:table-row>
        <table:table-row table:style-name="ro1">
          <table:table-cell office:value-type="string">
            <text:p>m13_02_00_00</text:p>
          </table:table-cell>
          <table:table-cell office:value-type="string">
            <text:p>Great Hollow</text:p>
          </table:table-cell>
          <table:table-cell table:number-columns-repeated="1022"/>
        </table:table-row>
        <table:table-row table:style-name="ro1">
          <table:table-cell office:value-type="string">
            <text:p>m14_00_00_00</text:p>
          </table:table-cell>
          <table:table-cell office:value-type="string">
            <text:p>Blighttown</text:p>
          </table:table-cell>
          <table:table-cell table:number-columns-repeated="1022"/>
        </table:table-row>
        <table:table-row table:style-name="ro1">
          <table:table-cell office:value-type="string">
            <text:p>m14_01_00_00</text:p>
          </table:table-cell>
          <table:table-cell office:value-type="string">
            <text:p>Demon Ruins/Lost Izalith</text:p>
          </table:table-cell>
          <table:table-cell table:number-columns-repeated="1022"/>
        </table:table-row>
        <table:table-row table:style-name="ro1">
          <table:table-cell office:value-type="string">
            <text:p>m15_00_00_00</text:p>
          </table:table-cell>
          <table:table-cell office:value-type="string">
            <text:p>Sen's Fortress</text:p>
          </table:table-cell>
          <table:table-cell table:number-columns-repeated="1022"/>
        </table:table-row>
        <table:table-row table:style-name="ro1">
          <table:table-cell office:value-type="string">
            <text:p>m15_01_00_00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>
          <table:table-cell office:value-type="string">
            <text:p>m16_00_00_00</text:p>
          </table:table-cell>
          <table:table-cell office:value-type="string">
            <text:p>New Londo Ruins</text:p>
          </table:table-cell>
          <table:table-cell table:number-columns-repeated="1022"/>
        </table:table-row>
        <table:table-row table:style-name="ro1">
          <table:table-cell office:value-type="string">
            <text:p>m17_00_00_00</text:p>
          </table:table-cell>
          <table:table-cell office:value-type="string">
            <text:p>Duke's Archives / Crystal Cave</text:p>
          </table:table-cell>
          <table:table-cell table:number-columns-repeated="1022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2"/>
        </table:table-row>
        <table:table-row table:style-name="ro1" table:number-rows-repeated="33">
          <table:table-cell table:style-name="Default"/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3" table:default-cell-style-name="ce5"/>
        <table:table-column table:style-name="co13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14" table:default-cell-style-name="ce5"/>
        <table:table-column table:style-name="co15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s" table:style-name="ta1" table:print="false">
        <table:table-column table:style-name="co22" table:default-cell-style-name="ce2"/>
        <table:table-column table:style-name="co23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T0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Load profiles fr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tle0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Normal Tit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0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Error with framerate detected and online mode is not accessibl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09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ramerate is insufficient for Online Play.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Warp.A892:Warp.B9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8/04/2017</text:date>, <text:time>02:0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49M2S</meta:editing-duration>
    <meta:editing-cycles>40</meta:editing-cycles>
    <meta:generator>OpenOffice/4.1.2$Win32 OpenOffice.org_project/412m3$Build-9782</meta:generator>
    <dc:date>2017-08-04T02:05:46.78</dc:date>
    <meta:document-statistic meta:table-count="8" meta:cell-count="3842" meta:object-count="0"/>
    <meta:user-defined meta:name="Info 1"/>
    <meta:user-defined meta:name="Info 2"/>
    <meta:user-defined meta:name="Info 3"/>
    <meta:user-defined meta:name="Info 4"/>
  </office:meta>
</office:document-meta>
</file>